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fi" fo:country="FI"/>
    </style:style>
    <style:style style:name="P2" style:parent-style-name="Normal" style:family="paragraph">
      <style:text-properties fo:language="fi" fo:country="FI"/>
    </style:style>
    <style:style style:name="P3" style:parent-style-name="Normal" style:family="paragraph">
      <style:text-properties fo:language="fi" fo:country="FI"/>
    </style:style>
    <style:style style:name="P4" style:parent-style-name="Normal" style:family="paragraph">
      <style:text-properties fo:language="fi" fo:country="FI"/>
    </style:style>
    <style:style style:name="P5" style:parent-style-name="Normal" style:family="paragraph">
      <style:text-properties fo:language="fi" fo:country="FI"/>
    </style:style>
    <style:style style:name="P6" style:parent-style-name="Normal" style:family="paragraph">
      <style:text-properties fo:language="fi" fo:country="FI"/>
    </style:style>
    <style:style style:name="P7" style:parent-style-name="Normal" style:family="paragraph">
      <style:text-properties fo:language="fi" fo:country="FI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</office:automatic-styles>
  <office:body>
    <office:text text:use-soft-page-breaks="true">
      <text:p text:style-name="P1">a) R1 = 120 Ω</text:p>
      <text:p text:style-name="P2">R3 = 80 Ω</text:p>
      <text:p text:style-name="P3">R5 = 180 Ω</text:p>
      <text:p text:style-name="P4">b) Kokonaisresistanssi on R1 + R2||R3 + R4 + R5 eli 100 + 400 || 100 + 400 + 500 = 333,333…Ω</text:p>
      <text:p text:style-name="P5">Kokonaisvirta on U/R eli 10 V / 333,333…Ω = 0,03 A.<text:s/></text:p>
      <text:p text:style-name="P6">Virta jakautuu niin, että alaspäin suuntautuvaan haaraan lähtee 0,03 * (1000 / (1000+500)) =<text:s/></text:p>
      <text:p text:style-name="P7">0,02 A, joten oikealle jatkavaan haaraan lähtee 0,03 A – 0,02 A = 0,01 A.</text:p>
      <text:p text:style-name="P8">A = 400 Ω * 0,02 A = 8V</text:p>
      <text:p text:style-name="P9">B = 900 Ω * 0,01 A = 9V</text:p>
      <text:p text:style-name="P10">C = 500 Ω * 0,01 A = 5V</text:p>
      <text:p text:style-name="Normal">UR1 = 100 Ω * 0,02 A = 2V</text:p>
      <text:p text:style-name="Normal">UR3 = 100 Ω * 0,01 A =1V</text:p>
      <text:p text:style-name="Normal">UR4 = 400 Ω * 0,01 A = 4V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0-11-04T15:43:00Z</meta:creation-date>
    <dc:date>2020-11-04T15:47:00Z</dc:date>
    <meta:template xlink:href="Normal" xlink:type="simple"/>
    <meta:editing-cycles>1</meta:editing-cycles>
    <meta:editing-duration>PT240S</meta:editing-duration>
    <meta:document-statistic meta:page-count="1" meta:paragraph-count="1" meta:word-count="79" meta:character-count="497" meta:row-count="3" meta:non-whitespace-character-count="419"/>
  </office:meta>
</office:document-meta>
</file>